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modern"/>
    <style:font-face style:name="Liberation Mono1" svg:font-family="'Liberation Mono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0483" officeooo:paragraph-rsid="00140483"/>
    </style:style>
    <style:style style:name="P2" style:family="paragraph" style:parent-style-name="Standard">
      <style:text-properties officeooo:paragraph-rsid="00255f89"/>
    </style:style>
    <style:style style:name="P3" style:family="paragraph" style:parent-style-name="Standard">
      <style:text-properties officeooo:rsid="00140483" officeooo:paragraph-rsid="00140483"/>
    </style:style>
    <style:style style:name="P4" style:family="paragraph" style:parent-style-name="Standard">
      <style:text-properties officeooo:rsid="00260e9f" officeooo:paragraph-rsid="00260e9f"/>
    </style:style>
    <style:style style:name="P5" style:family="paragraph" style:parent-style-name="Header">
      <style:text-properties fo:font-weight="bold" officeooo:rsid="00255f89" officeooo:paragraph-rsid="00255f89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Liberation Mono"/>
    </style:style>
    <style:style style:name="P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5f89" style:font-weight-asian="normal" style:font-weight-complex="normal"/>
    </style:style>
    <style:style style:name="T3" style:family="text">
      <style:text-properties style:font-name="Liberation Mono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draw:stroke="none" draw:fill-color="#ffffff" draw:textarea-horizontal-align="center" draw:textarea-vertical-align="middle" style:run-through="foreground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enne die folgenden Strukturen:</text:p>
      <text:p text:style-name="P1"/>
      <text:p text:style-name="P4"><draw:rect text:anchor-type="paragraph" draw:z-index="5" draw:style-name="gr1" draw:text-style-name="P7" svg:width="1.523cm" svg:height="2.664cm" svg:x="1.461cm" svg:y="0.346cm"><text:p text:style-name="P6"><text:span text:style-name="T3">H₂C–OH</text:span></text:p><text:p text:style-name="P6"><text:span text:style-name="T3"><text:s text:c="2"/></text:span><text:span text:style-name="T3">|</text:span></text:p><text:p text:style-name="P6"><text:span text:style-name="T3"><text:s/></text:span><text:span text:style-name="T3">HC–OH</text:span></text:p><text:p text:style-name="P6"><text:span text:style-name="T3"><text:s text:c="2"/></text:span><text:span text:style-name="T3">|</text:span></text:p><text:p text:style-name="P6"><text:span text:style-name="T3">H₂C–OH</text:span></text:p></draw:rect>a)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8" draw:style-name="gr5" draw:text-style-name="P8" svg:width="6.564cm" svg:height="0.574cm" svg:x="-0.021cm" svg:y="0.48cm"><text:p text:style-name="P6">Propan-1,2,3-triol („Glycerin“)</text:p></draw:rect></text:p>
      <text:p text:style-name="P1"/>
      <text:p text:style-name="P1"/>
      <text:p text:style-name="P4">b)</text:p>
      <text:p text:style-name="P1"><draw:rect text:anchor-type="paragraph" draw:z-index="6" draw:style-name="gr1" draw:text-style-name="P7" svg:width="2.67cm" svg:height="1.239cm" svg:x="0.676cm" svg:y="0.229cm"><text:p text:style-name="P6"><text:span text:style-name="T3"><text:s text:c="4"/></text:span><text:span text:style-name="T3">O</text:span></text:p><text:p text:style-name="P6"><text:span text:style-name="T3"><text:s text:c="4"/></text:span><text:span text:style-name="T3">ǁ</text:span></text:p><text:p text:style-name="P6"><text:span text:style-name="T3">CH₃–C–CH₃</text:span></text:p></draw:rect></text:p>
      <text:p text:style-name="P1"/>
      <text:p text:style-name="P1"/>
      <text:p text:style-name="P1"><draw:rect text:anchor-type="paragraph" draw:z-index="9" draw:style-name="gr5" draw:text-style-name="P8" svg:width="4.739cm" svg:height="0.574cm" svg:x="-0.021cm" svg:y="0.48cm"><text:p text:style-name="P8">Propanon („Aceton“)</text:p></draw:rect></text:p>
      <text:p text:style-name="P1"/>
      <text:p text:style-name="P1"/>
      <text:p text:style-name="P4"><draw:rect text:anchor-type="paragraph" draw:z-index="7" draw:style-name="gr1" draw:text-style-name="P7" svg:width="2.67cm" svg:height="1.239cm" svg:x="0.572cm" svg:y="0.026cm"><text:p text:style-name="P6"><text:span text:style-name="T3"><text:s text:c="4"/></text:span><text:span text:style-name="T3">OH</text:span></text:p><text:p text:style-name="P6"><text:span text:style-name="T3"><text:s text:c="4"/></text:span><text:span text:style-name="T3">|</text:span></text:p><text:p text:style-name="P6"><text:span text:style-name="T3">CH₃–CH–CHO</text:span></text:p></draw:rect>c)</text:p>
      <text:p text:style-name="P1"/>
      <text:p text:style-name="P1"><draw:rect text:anchor-type="paragraph" draw:z-index="10" draw:style-name="gr5" draw:text-style-name="P8" svg:width="4.077cm" svg:height="0.574cm" svg:x="0.164cm" svg:y="0.48cm"><text:p text:style-name="P8">2-Hydroxypropanal</text:p></draw:rect></text:p>
      <text:p text:style-name="P1"/>
      <text:p text:style-name="P1"/>
      <text:p text:style-name="P1"><draw:rect text:anchor-type="paragraph" draw:z-index="0" draw:style-name="gr1" draw:text-style-name="P7" svg:width="1.523cm" svg:height="2.664cm" svg:x="0.96cm" svg:y="0.004cm"><text:p text:style-name="P6"><text:span text:style-name="T3">COOH</text:span></text:p><text:p text:style-name="P6"><text:span text:style-name="T3">|</text:span></text:p><text:p text:style-name="P6"><text:span text:style-name="T3">CO</text:span></text:p><text:p text:style-name="P6"><text:span text:style-name="T3">|</text:span></text:p><text:p text:style-name="P6"><text:span text:style-name="T3">CH₃</text:span></text:p></draw:rect></text:p>
      <text:p text:style-name="P4">d)</text:p>
      <text:p text:style-name="P1"/>
      <text:p text:style-name="P1"/>
      <text:p text:style-name="P1"/>
      <text:p text:style-name="P1"><draw:rect text:anchor-type="paragraph" draw:z-index="11" draw:style-name="gr5" draw:text-style-name="P8" svg:width="4.659cm" svg:height="0.574cm" svg:x="0.111cm" svg:y="0.432cm"><text:p text:style-name="P8">2-Oxopropansäure</text:p></draw:rect></text:p>
      <text:p text:style-name="P1"/>
      <text:p text:style-name="P1"><draw:rect text:anchor-type="paragraph" draw:z-index="1" draw:style-name="gr1" draw:text-style-name="P7" svg:width="2.012cm" svg:height="3.64cm" svg:x="0.619cm" svg:y="0.203cm"><text:p text:style-name="P6"><text:span text:style-name="T3"><text:s text:c="3"/></text:span><text:span text:style-name="T3">COOH</text:span></text:p><text:p text:style-name="P6"><text:span text:style-name="T3"><text:s text:c="3"/></text:span><text:span text:style-name="T3">|</text:span></text:p><text:p text:style-name="P6"><text:span text:style-name="T3">HO–C–H</text:span></text:p><text:p text:style-name="P6"><text:span text:style-name="T3"><text:s text:c="3"/></text:span><text:span text:style-name="T3">|</text:span></text:p><text:p text:style-name="P6"><text:span text:style-name="T3"><text:s/></text:span><text:span text:style-name="T3">H–C–OH</text:span></text:p><text:p text:style-name="P6"><text:span text:style-name="T3"><text:s text:c="3"/></text:span><text:span text:style-name="T3">|</text:span></text:p><text:p text:style-name="P6"><text:span text:style-name="T3"><text:s text:c="3"/></text:span><text:span text:style-name="T3">CH₂OH</text:span></text:p></draw:rect></text:p>
      <text:p text:style-name="P4">e)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12" draw:style-name="gr5" draw:text-style-name="P8" svg:width="5.85cm" svg:height="0.574cm" svg:x="0.058cm" svg:y="0.4cm"><text:p text:style-name="P8">2,3,4-Trihydroxybutansäure</text:p></draw:rect></text:p>
      <text:p text:style-name="P1"/>
      <text:p text:style-name="P1"><draw:rect text:anchor-type="paragraph" draw:z-index="4" draw:style-name="gr1" draw:text-style-name="P7" svg:width="2.012cm" svg:height="3.64cm" svg:x="0.436cm" svg:y="0.055cm"><text:p text:style-name="P6"><text:span text:style-name="T3"><text:s text:c="3"/></text:span><text:span text:style-name="T3">COOH</text:span></text:p><text:p text:style-name="P6"><text:span text:style-name="T3"><text:s text:c="3"/></text:span><text:span text:style-name="T3">|</text:span></text:p><text:p text:style-name="P6"><text:span text:style-name="T3"><text:s text:c="3"/></text:span><text:span text:style-name="T3">C=O</text:span></text:p><text:p text:style-name="P6"><text:span text:style-name="T3"><text:s text:c="3"/></text:span><text:span text:style-name="T3">|</text:span></text:p><text:p text:style-name="P6"><text:span text:style-name="T3"><text:s/></text:span><text:span text:style-name="T3">H–C–OH</text:span></text:p><text:p text:style-name="P6"><text:span text:style-name="T3"><text:s text:c="3"/></text:span><text:span text:style-name="T3">|</text:span></text:p><text:p text:style-name="P6"><text:span text:style-name="T3"><text:s text:c="3"/></text:span><text:span text:style-name="T3">COOH</text:span></text:p></draw:rect></text:p>
      <text:p text:style-name="P4">f)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13" draw:style-name="gr5" draw:text-style-name="P8" svg:width="6.088cm" svg:height="0.574cm" svg:x="0.296cm" svg:y="0.067cm"><text:p text:style-name="P8">3-Hydroxy-2-oxobutandisäure</text:p></draw:rect></text:p>
      <text:p text:style-name="P1"/>
      <text:p text:style-name="P4"><text:soft-page-break/>g)</text:p>
      <text:p text:style-name="P1"/>
      <text:p text:style-name="P1"><draw:g text:anchor-type="paragraph" draw:z-index="2" draw:style-name="gr2"><draw:line draw:style-name="gr3" draw:text-style-name="P8" svg:x1="1.171cm" svg:y1="1.416cm" svg:x2="1.8cm" svg:y2="1.053cm"><text:p/></draw:line><draw:line draw:style-name="gr3" draw:text-style-name="P8" svg:x1="1.799cm" svg:y1="1.053cm" svg:x2="2.492cm" svg:y2="1.457cm"><text:p/></draw:line><draw:line draw:style-name="gr3" draw:text-style-name="P8" svg:x1="2.492cm" svg:y1="1.457cm" svg:x2="3.121cm" svg:y2="1.094cm"><text:p/></draw:line><draw:line draw:style-name="gr3" draw:text-style-name="P8" svg:x1="3.812cm" svg:y1="1.497cm" svg:x2="4.441cm" svg:y2="1.134cm"><text:p/></draw:line><draw:line draw:style-name="gr3" draw:text-style-name="P8" svg:x1="3.12cm" svg:y1="1.094cm" svg:x2="3.813cm" svg:y2="1.498cm"><text:p/></draw:line><draw:line draw:style-name="gr3" draw:text-style-name="P8" svg:x1="4.441cm" svg:y1="1.134cm" svg:x2="5.134cm" svg:y2="1.538cm"><text:p/></draw:line><draw:line draw:style-name="gr3" draw:text-style-name="P8" svg:x1="5.133cm" svg:y1="1.497cm" svg:x2="5.762cm" svg:y2="1.134cm"><text:p/></draw:line><draw:line draw:style-name="gr3" draw:text-style-name="P8" svg:x1="5.761cm" svg:y1="1.134cm" svg:x2="6.454cm" svg:y2="1.538cm"><text:p/></draw:line><draw:line draw:style-name="gr3" draw:text-style-name="P8" svg:x1="6.455cm" svg:y1="1.539cm" svg:x2="7.084cm" svg:y2="1.176cm"><text:p/></draw:line><draw:rect draw:style-name="gr4" draw:text-style-name="P7" svg:width="1.318cm" svg:height="0.449cm" svg:x="7.172cm" svg:y="0.908cm"><text:p text:style-name="P6"><text:span text:style-name="T3">COOH</text:span></text:p></draw:rect><draw:line draw:style-name="gr3" draw:text-style-name="P8" svg:x1="4.011cm" svg:y1="1.605cm" svg:x2="4.441cm" svg:y2="1.332cm"><text:p/></draw:line><draw:line draw:style-name="gr3" draw:text-style-name="P8" svg:x1="1.799cm" svg:y1="1.053cm" svg:x2="1.799cm" svg:y2="0.547cm"><text:p/></draw:line><draw:rect draw:style-name="gr4" draw:text-style-name="P7" svg:width="0.712cm" svg:height="0.449cm" svg:x="1.631cm" svg:y="0.097cm"><text:p text:style-name="P6"><text:span text:style-name="T3">OH</text:span></text:p></draw:rect></draw:g></text:p>
      <text:p text:style-name="P1"/>
      <text:p text:style-name="P1"/>
      <text:p text:style-name="P1"/>
      <text:p text:style-name="P1"/>
      <text:p text:style-name="P1"><draw:rect text:anchor-type="paragraph" draw:z-index="14" draw:style-name="gr5" draw:text-style-name="P8" svg:width="8.31cm" svg:height="0.574cm" svg:x="0.296cm" svg:y="0.067cm"><text:p text:style-name="P8">9-Hydroxy-E-dec-5-ensäure</text:p></draw:rect></text:p>
      <text:p text:style-name="P1"/>
      <text:p text:style-name="P1"/>
      <text:p text:style-name="P4"><draw:g text:anchor-type="paragraph" draw:z-index="3" draw:style-name="gr2"><draw:line draw:style-name="gr3" draw:text-style-name="P8" svg:x1="1.388cm" svg:y1="1.549cm" svg:x2="2.017cm" svg:y2="1.186cm"><text:p/></draw:line><draw:line draw:style-name="gr3" draw:text-style-name="P8" svg:x1="2.016cm" svg:y1="1.185cm" svg:x2="2.709cm" svg:y2="1.589cm"><text:p/></draw:line><draw:line draw:style-name="gr3" draw:text-style-name="P8" svg:x1="2.082cm" svg:y1="2.462cm" svg:x2="2.711cm" svg:y2="2.099cm"><text:p/></draw:line><draw:line draw:style-name="gr3" draw:text-style-name="P8" svg:x1="1.389cm" svg:y1="2.058cm" svg:x2="2.082cm" svg:y2="2.462cm"><text:p/></draw:line><draw:line draw:style-name="gr3" draw:text-style-name="P8" svg:x1="2.709cm" svg:y1="1.589cm" svg:x2="3.338cm" svg:y2="1.226cm"><text:p/></draw:line><draw:rect draw:style-name="gr4" draw:text-style-name="P7" svg:width="0.727cm" svg:height="0.449cm" svg:x="3.337cm" svg:y="0.929cm"><text:p text:style-name="P6"><text:span text:style-name="T3">OH</text:span></text:p></draw:rect><draw:line draw:style-name="gr3" draw:text-style-name="P8" svg:x1="1.389cm" svg:y1="2.053cm" svg:x2="1.389cm" svg:y2="1.547cm"><text:p/></draw:line><draw:rect draw:style-name="gr4" draw:text-style-name="P7" svg:width="0.712cm" svg:height="0.509cm" svg:x="1.896cm" svg:y="0.176cm"><text:p text:style-name="P6"><text:span text:style-name="T3">OH</text:span></text:p></draw:rect><draw:line draw:style-name="gr3" draw:text-style-name="P8" svg:x1="2.709cm" svg:y1="2.095cm" svg:x2="2.709cm" svg:y2="1.589cm"><text:p/></draw:line><draw:line draw:style-name="gr3" draw:text-style-name="P8" svg:x1="2.016cm" svg:y1="1.182cm" svg:x2="2.014cm" svg:y2="0.688cm"><text:p/></draw:line></draw:g>h)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15" draw:style-name="gr5" draw:text-style-name="P8" svg:width="4.897cm" svg:height="0.574cm" svg:x="0.296cm" svg:y="0.067cm"><text:p text:style-name="P8">Cyclohexan-1,2-diol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modern"/>
    <style:font-face style:name="Liberation Mono1" svg:font-family="'Liberation Mono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55f89" officeooo:paragraph-rsid="00255f89" style:font-weight-asian="bold" style:font-weight-complex="bold"/>
    </style:style>
    <style:style style:name="MP2" style:family="paragraph" style:parent-style-name="Standard">
      <style:text-properties officeooo:paragraph-rsid="00255f89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255f89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Übungsaufgaben zum Stoffklassenbenenner<text:span text:style-name="MT1"><text:tab/></text:span><text:span text:style-name="MT1"><text:page-number text:select-page="current">2</text:page-number></text:span><text:span text:style-name="MT1">/</text:span><text:span text:style-name="MT1"><text:page-count>2</text:page-count></text:span></text:p>
        <text:p text:style-name="MP2"><text:a xlink:type="simple" xlink:href="http://chemie-lernprogramme.de/daten/programme/js/stoffklassenbenenner/"><text:span text:style-name="MT2">chemie-lernprogramme.de/daten/programme/js/stoffklassenbenenner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6:17:47.721024308</meta:creation-date>
    <dc:date>2014-08-04T15:38:41.806730640</dc:date>
    <meta:editing-duration>PT33M6S</meta:editing-duration>
    <meta:editing-cycles>27</meta:editing-cycles>
    <meta:generator>LibreOffice/4.2.6.2$Linux_x86 LibreOffice_project/420m0$Build-2</meta:generator>
    <dc:creator>jj </dc:creator>
    <meta:document-statistic meta:table-count="0" meta:image-count="0" meta:object-count="0" meta:page-count="2" meta:paragraph-count="11" meta:word-count="17" meta:character-count="155" meta:non-whitespace-character-count="149"/>
  </office:meta>
</office:document-meta>
</file>